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15806c4" officeooo:paragraph-rsid="015806c4"/>
    </style:style>
    <style:style style:name="P26" style:family="paragraph" style:parent-style-name="Text_20_body">
      <style:text-properties fo:language="de" fo:country="DE" officeooo:rsid="0159b6a7" officeooo:paragraph-rsid="0159b6a7"/>
    </style:style>
    <style:style style:name="P27" style:family="paragraph" style:parent-style-name="Text_20_body">
      <style:text-properties fo:language="de" fo:country="DE" officeooo:rsid="0163991c" officeooo:paragraph-rsid="0163991c"/>
    </style:style>
    <style:style style:name="P28" style:family="paragraph" style:parent-style-name="Text_20_body">
      <style:text-properties officeooo:paragraph-rsid="005cba36"/>
    </style:style>
    <style:style style:name="P29" style:family="paragraph" style:parent-style-name="Text_20_body">
      <style:text-properties officeooo:paragraph-rsid="0061be3c"/>
    </style:style>
    <style:style style:name="P30" style:family="paragraph" style:parent-style-name="Text_20_body">
      <style:text-properties officeooo:paragraph-rsid="00a77484"/>
    </style:style>
    <style:style style:name="P31" style:family="paragraph" style:parent-style-name="Text_20_body">
      <style:text-properties officeooo:paragraph-rsid="00f62c65"/>
    </style:style>
    <style:style style:name="P32" style:family="paragraph" style:parent-style-name="Text_20_body">
      <style:text-properties officeooo:rsid="0119d4f8" officeooo:paragraph-rsid="0119d4f8"/>
    </style:style>
    <style:style style:name="P33" style:family="paragraph" style:parent-style-name="Text_20_body">
      <style:text-properties officeooo:rsid="01387a47" officeooo:paragraph-rsid="01387a47"/>
    </style:style>
    <style:style style:name="P34" style:family="paragraph" style:parent-style-name="Text_20_body">
      <style:text-properties officeooo:paragraph-rsid="01514aca"/>
    </style:style>
    <style:style style:name="P35" style:family="paragraph" style:parent-style-name="Text_20_body">
      <style:text-properties fo:language="de" fo:country="DE" officeooo:rsid="015806c4" officeooo:paragraph-rsid="01689835"/>
    </style:style>
    <style:style style:name="P36" style:family="paragraph" style:parent-style-name="Text_20_body">
      <style:text-properties fo:language="de" fo:country="DE" officeooo:rsid="00a77484" officeooo:paragraph-rsid="012ccf10"/>
    </style:style>
    <style:style style:name="P37" style:family="paragraph" style:parent-style-name="Text_20_body">
      <style:text-properties officeooo:rsid="016f0ed4" officeooo:paragraph-rsid="016f0ed4"/>
    </style:style>
    <style:style style:name="P38" style:family="paragraph" style:parent-style-name="Text_20_body">
      <style:text-properties officeooo:paragraph-rsid="0181da5f"/>
    </style:style>
    <style:style style:name="P39" style:family="paragraph" style:parent-style-name="Text_20_body">
      <style:text-properties officeooo:rsid="0186336a" officeooo:paragraph-rsid="0186336a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3" style:family="paragraph" style:parent-style-name="Text_20_body" style:list-style-name="L1">
      <style:paragraph-properties fo:margin-top="0cm" fo:margin-bottom="0cm" loext:contextual-spacing="false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45" style:family="paragraph" style:parent-style-name="Heading_20_1">
      <style:text-properties fo:language="de" fo:country="DE"/>
    </style:style>
    <style:style style:name="P46" style:family="paragraph" style:parent-style-name="Heading_20_1">
      <style:text-properties fo:language="de" fo:country="DE" officeooo:rsid="0119d4f8" officeooo:paragraph-rsid="0119d4f8"/>
    </style:style>
    <style:style style:name="P47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343434" style:font-name="monospace" fo:font-size="6pt" fo:letter-spacing="normal" fo:language="de" fo:country="DE" fo:font-style="normal" fo:font-weight="bold" officeooo:rsid="0181da5f"/>
    </style:style>
    <style:style style:name="T32" style:family="text">
      <style:text-properties fo:language="de" fo:country="DE"/>
    </style:style>
    <style:style style:name="T33" style:family="text">
      <style:text-properties fo:language="de" fo:country="DE" officeooo:rsid="00438122"/>
    </style:style>
    <style:style style:name="T34" style:family="text">
      <style:text-properties fo:language="de" fo:country="DE" officeooo:rsid="00447349"/>
    </style:style>
    <style:style style:name="T35" style:family="text">
      <style:text-properties fo:language="de" fo:country="DE" officeooo:rsid="00701545"/>
    </style:style>
    <style:style style:name="T36" style:family="text">
      <style:text-properties fo:language="de" fo:country="DE" officeooo:rsid="0071ca08"/>
    </style:style>
    <style:style style:name="T37" style:family="text">
      <style:text-properties fo:language="de" fo:country="DE" officeooo:rsid="00754802"/>
    </style:style>
    <style:style style:name="T38" style:family="text">
      <style:text-properties fo:language="de" fo:country="DE" officeooo:rsid="0075c61d"/>
    </style:style>
    <style:style style:name="T39" style:family="text">
      <style:text-properties fo:language="de" fo:country="DE" officeooo:rsid="0079051f"/>
    </style:style>
    <style:style style:name="T40" style:family="text">
      <style:text-properties fo:language="de" fo:country="DE" officeooo:rsid="007b7dc0"/>
    </style:style>
    <style:style style:name="T41" style:family="text">
      <style:text-properties fo:language="de" fo:country="DE" officeooo:rsid="007b89f3"/>
    </style:style>
    <style:style style:name="T42" style:family="text">
      <style:text-properties fo:language="de" fo:country="DE" officeooo:rsid="007d31ef"/>
    </style:style>
    <style:style style:name="T43" style:family="text">
      <style:text-properties fo:language="de" fo:country="DE" officeooo:rsid="007f224d"/>
    </style:style>
    <style:style style:name="T44" style:family="text">
      <style:text-properties fo:language="de" fo:country="DE" officeooo:rsid="0081c722"/>
    </style:style>
    <style:style style:name="T45" style:family="text">
      <style:text-properties fo:language="de" fo:country="DE" officeooo:rsid="00829899"/>
    </style:style>
    <style:style style:name="T46" style:family="text">
      <style:text-properties fo:language="de" fo:country="DE" officeooo:rsid="0082a09a"/>
    </style:style>
    <style:style style:name="T47" style:family="text">
      <style:text-properties fo:language="de" fo:country="DE" officeooo:rsid="0082c481"/>
    </style:style>
    <style:style style:name="T48" style:family="text">
      <style:text-properties fo:language="de" fo:country="DE" officeooo:rsid="0083d131"/>
    </style:style>
    <style:style style:name="T49" style:family="text">
      <style:text-properties fo:language="de" fo:country="DE" officeooo:rsid="0085b869"/>
    </style:style>
    <style:style style:name="T50" style:family="text">
      <style:text-properties fo:language="de" fo:country="DE" officeooo:rsid="0087b27c"/>
    </style:style>
    <style:style style:name="T51" style:family="text">
      <style:text-properties fo:language="de" fo:country="DE" officeooo:rsid="008873a1"/>
    </style:style>
    <style:style style:name="T52" style:family="text">
      <style:text-properties fo:language="de" fo:country="DE" officeooo:rsid="008a16f7"/>
    </style:style>
    <style:style style:name="T53" style:family="text">
      <style:text-properties fo:language="de" fo:country="DE" officeooo:rsid="008b5b82"/>
    </style:style>
    <style:style style:name="T54" style:family="text">
      <style:text-properties fo:language="de" fo:country="DE" officeooo:rsid="008d1884"/>
    </style:style>
    <style:style style:name="T55" style:family="text">
      <style:text-properties fo:language="de" fo:country="DE" officeooo:rsid="008e62b7"/>
    </style:style>
    <style:style style:name="T56" style:family="text">
      <style:text-properties fo:language="de" fo:country="DE" officeooo:rsid="008e6bd9"/>
    </style:style>
    <style:style style:name="T57" style:family="text">
      <style:text-properties fo:language="de" fo:country="DE" officeooo:rsid="008f7e1b"/>
    </style:style>
    <style:style style:name="T58" style:family="text">
      <style:text-properties fo:language="de" fo:country="DE" officeooo:rsid="00916ec6"/>
    </style:style>
    <style:style style:name="T59" style:family="text">
      <style:text-properties fo:language="de" fo:country="DE" officeooo:rsid="009612ac"/>
    </style:style>
    <style:style style:name="T60" style:family="text">
      <style:text-properties fo:language="de" fo:country="DE" officeooo:rsid="00602e19"/>
    </style:style>
    <style:style style:name="T61" style:family="text">
      <style:text-properties fo:language="de" fo:country="DE" officeooo:rsid="00a88daa"/>
    </style:style>
    <style:style style:name="T62" style:family="text">
      <style:text-properties fo:language="de" fo:country="DE" officeooo:rsid="00a77484"/>
    </style:style>
    <style:style style:name="T63" style:family="text">
      <style:text-properties fo:language="de" fo:country="DE" officeooo:rsid="00aa9d92"/>
    </style:style>
    <style:style style:name="T64" style:family="text">
      <style:text-properties fo:language="de" fo:country="DE" officeooo:rsid="00ad6388"/>
    </style:style>
    <style:style style:name="T65" style:family="text">
      <style:text-properties fo:language="de" fo:country="DE" officeooo:rsid="00b21857"/>
    </style:style>
    <style:style style:name="T66" style:family="text">
      <style:text-properties fo:language="de" fo:country="DE" officeooo:rsid="00b272d0"/>
    </style:style>
    <style:style style:name="T67" style:family="text">
      <style:text-properties fo:language="de" fo:country="DE" officeooo:rsid="00b3cf8e"/>
    </style:style>
    <style:style style:name="T68" style:family="text">
      <style:text-properties fo:language="de" fo:country="DE" officeooo:rsid="00b46ebb"/>
    </style:style>
    <style:style style:name="T69" style:family="text">
      <style:text-properties fo:language="de" fo:country="DE" officeooo:rsid="00b54db1"/>
    </style:style>
    <style:style style:name="T70" style:family="text">
      <style:text-properties fo:language="de" fo:country="DE" officeooo:rsid="00b6a9c0"/>
    </style:style>
    <style:style style:name="T71" style:family="text">
      <style:text-properties fo:language="de" fo:country="DE" officeooo:rsid="00b6c38f"/>
    </style:style>
    <style:style style:name="T72" style:family="text">
      <style:text-properties fo:language="de" fo:country="DE" officeooo:rsid="00b87735"/>
    </style:style>
    <style:style style:name="T73" style:family="text">
      <style:text-properties fo:language="de" fo:country="DE" officeooo:rsid="00b8c467"/>
    </style:style>
    <style:style style:name="T74" style:family="text">
      <style:text-properties fo:language="de" fo:country="DE" officeooo:rsid="00c5cf81"/>
    </style:style>
    <style:style style:name="T75" style:family="text">
      <style:text-properties fo:language="de" fo:country="DE" officeooo:rsid="00c7a150"/>
    </style:style>
    <style:style style:name="T76" style:family="text">
      <style:text-properties fo:language="de" fo:country="DE" officeooo:rsid="00cc3040"/>
    </style:style>
    <style:style style:name="T77" style:family="text">
      <style:text-properties fo:language="de" fo:country="DE" officeooo:rsid="00ccac80"/>
    </style:style>
    <style:style style:name="T78" style:family="text">
      <style:text-properties fo:language="de" fo:country="DE" officeooo:rsid="00ce3681"/>
    </style:style>
    <style:style style:name="T79" style:family="text">
      <style:text-properties fo:language="de" fo:country="DE" officeooo:rsid="00cfb5b0"/>
    </style:style>
    <style:style style:name="T80" style:family="text">
      <style:text-properties fo:language="de" fo:country="DE" officeooo:rsid="00d1170b"/>
    </style:style>
    <style:style style:name="T81" style:family="text">
      <style:text-properties fo:language="de" fo:country="DE" officeooo:rsid="00d141cc"/>
    </style:style>
    <style:style style:name="T82" style:family="text">
      <style:text-properties fo:language="de" fo:country="DE" officeooo:rsid="00d2e35a"/>
    </style:style>
    <style:style style:name="T83" style:family="text">
      <style:text-properties fo:language="de" fo:country="DE" officeooo:rsid="00d41e89"/>
    </style:style>
    <style:style style:name="T84" style:family="text">
      <style:text-properties fo:language="de" fo:country="DE" officeooo:rsid="00d54eb6"/>
    </style:style>
    <style:style style:name="T85" style:family="text">
      <style:text-properties fo:language="de" fo:country="DE" officeooo:rsid="00d5724a"/>
    </style:style>
    <style:style style:name="T86" style:family="text">
      <style:text-properties fo:language="de" fo:country="DE" officeooo:rsid="00d65a03"/>
    </style:style>
    <style:style style:name="T87" style:family="text">
      <style:text-properties fo:language="de" fo:country="DE" officeooo:rsid="00d7060f"/>
    </style:style>
    <style:style style:name="T88" style:family="text">
      <style:text-properties fo:language="de" fo:country="DE" officeooo:rsid="00d8a332"/>
    </style:style>
    <style:style style:name="T89" style:family="text">
      <style:text-properties fo:language="de" fo:country="DE" officeooo:rsid="00d8b236"/>
    </style:style>
    <style:style style:name="T90" style:family="text">
      <style:text-properties fo:language="de" fo:country="DE" officeooo:rsid="00da647d"/>
    </style:style>
    <style:style style:name="T91" style:family="text">
      <style:text-properties fo:language="de" fo:country="DE" officeooo:rsid="00df1b38"/>
    </style:style>
    <style:style style:name="T92" style:family="text">
      <style:text-properties fo:language="de" fo:country="DE" officeooo:rsid="00e09a49"/>
    </style:style>
    <style:style style:name="T93" style:family="text">
      <style:text-properties fo:language="de" fo:country="DE" officeooo:rsid="00e0a206"/>
    </style:style>
    <style:style style:name="T94" style:family="text">
      <style:text-properties fo:language="de" fo:country="DE" officeooo:rsid="00f81244"/>
    </style:style>
    <style:style style:name="T95" style:family="text">
      <style:text-properties fo:language="de" fo:country="DE" officeooo:rsid="00f93182"/>
    </style:style>
    <style:style style:name="T96" style:family="text">
      <style:text-properties fo:language="de" fo:country="DE" officeooo:rsid="00f9b42b"/>
    </style:style>
    <style:style style:name="T97" style:family="text">
      <style:text-properties fo:language="de" fo:country="DE" officeooo:rsid="00f9f371"/>
    </style:style>
    <style:style style:name="T98" style:family="text">
      <style:text-properties fo:language="de" fo:country="DE" officeooo:rsid="00fba7ae"/>
    </style:style>
    <style:style style:name="T99" style:family="text">
      <style:text-properties fo:language="de" fo:country="DE" officeooo:rsid="00fccdf2"/>
    </style:style>
    <style:style style:name="T100" style:family="text">
      <style:text-properties fo:language="de" fo:country="DE" officeooo:rsid="01072dd5"/>
    </style:style>
    <style:style style:name="T101" style:family="text">
      <style:text-properties fo:language="de" fo:country="DE" officeooo:rsid="010797ca"/>
    </style:style>
    <style:style style:name="T102" style:family="text">
      <style:text-properties fo:language="de" fo:country="DE" officeooo:rsid="01092a9a"/>
    </style:style>
    <style:style style:name="T103" style:family="text">
      <style:text-properties fo:language="de" fo:country="DE" officeooo:rsid="0109c2e2"/>
    </style:style>
    <style:style style:name="T104" style:family="text">
      <style:text-properties fo:language="de" fo:country="DE" officeooo:rsid="010b0d85"/>
    </style:style>
    <style:style style:name="T105" style:family="text">
      <style:text-properties fo:language="de" fo:country="DE" officeooo:rsid="010d0066"/>
    </style:style>
    <style:style style:name="T106" style:family="text">
      <style:text-properties fo:language="de" fo:country="DE" officeooo:rsid="010d1d6a"/>
    </style:style>
    <style:style style:name="T107" style:family="text">
      <style:text-properties fo:language="de" fo:country="DE" officeooo:rsid="010eba92"/>
    </style:style>
    <style:style style:name="T108" style:family="text">
      <style:text-properties fo:language="de" fo:country="DE" officeooo:rsid="01104509"/>
    </style:style>
    <style:style style:name="T109" style:family="text">
      <style:text-properties fo:language="de" fo:country="DE" officeooo:rsid="01104e0a"/>
    </style:style>
    <style:style style:name="T110" style:family="text">
      <style:text-properties fo:language="de" fo:country="DE" officeooo:rsid="0111d5b4"/>
    </style:style>
    <style:style style:name="T111" style:family="text">
      <style:text-properties fo:language="de" fo:country="DE" fo:font-style="italic" style:font-style-asian="italic" style:font-style-complex="italic"/>
    </style:style>
    <style:style style:name="T112" style:family="text">
      <style:text-properties fo:language="de" fo:country="DE" fo:font-style="italic" officeooo:rsid="0111d5b4" style:font-style-asian="italic" style:font-style-complex="italic"/>
    </style:style>
    <style:style style:name="T113" style:family="text">
      <style:text-properties fo:language="de" fo:country="DE" fo:font-style="italic" officeooo:rsid="01143bfd" style:font-style-asian="italic" style:font-style-complex="italic"/>
    </style:style>
    <style:style style:name="T114" style:family="text">
      <style:text-properties fo:language="de" fo:country="DE" fo:font-style="italic" officeooo:rsid="0130ceb7" style:font-style-asian="italic" style:font-style-complex="italic"/>
    </style:style>
    <style:style style:name="T115" style:family="text">
      <style:text-properties fo:language="de" fo:country="DE" fo:font-style="italic" officeooo:rsid="01356692" style:font-style-asian="italic" style:font-style-complex="italic"/>
    </style:style>
    <style:style style:name="T116" style:family="text">
      <style:text-properties fo:language="de" fo:country="DE" fo:font-style="italic" officeooo:rsid="01411c4d" style:font-style-asian="italic" style:font-style-complex="italic"/>
    </style:style>
    <style:style style:name="T117" style:family="text">
      <style:text-properties fo:language="de" fo:country="DE" fo:font-style="italic" officeooo:rsid="014206cf" style:font-style-asian="italic" style:font-style-complex="italic"/>
    </style:style>
    <style:style style:name="T118" style:family="text">
      <style:text-properties fo:language="de" fo:country="DE" fo:font-style="italic" officeooo:rsid="0142e9c4" style:font-style-asian="italic" style:font-style-complex="italic"/>
    </style:style>
    <style:style style:name="T119" style:family="text">
      <style:text-properties fo:language="de" fo:country="DE" fo:font-style="italic" officeooo:rsid="0146621b" style:font-style-asian="italic" style:font-style-complex="italic"/>
    </style:style>
    <style:style style:name="T120" style:family="text">
      <style:text-properties fo:language="de" fo:country="DE" fo:font-style="italic" officeooo:rsid="0146770b" style:font-style-asian="italic" style:font-style-complex="italic"/>
    </style:style>
    <style:style style:name="T121" style:family="text">
      <style:text-properties fo:language="de" fo:country="DE" fo:font-style="italic" officeooo:rsid="01514aca" style:font-style-asian="italic" style:font-style-complex="italic"/>
    </style:style>
    <style:style style:name="T122" style:family="text">
      <style:text-properties fo:language="de" fo:country="DE" fo:font-style="italic" officeooo:rsid="0181da5f" style:font-style-asian="italic" style:font-style-complex="italic"/>
    </style:style>
    <style:style style:name="T123" style:family="text">
      <style:text-properties fo:language="de" fo:country="DE" fo:font-style="normal" officeooo:rsid="0111d5b4" style:font-style-asian="normal" style:font-style-complex="normal"/>
    </style:style>
    <style:style style:name="T124" style:family="text">
      <style:text-properties fo:language="de" fo:country="DE" fo:font-style="normal" officeooo:rsid="0111ef66" style:font-style-asian="normal" style:font-style-complex="normal"/>
    </style:style>
    <style:style style:name="T125" style:family="text">
      <style:text-properties fo:language="de" fo:country="DE" fo:font-style="normal" officeooo:rsid="01137c66" style:font-style-asian="normal" style:font-style-complex="normal"/>
    </style:style>
    <style:style style:name="T126" style:family="text">
      <style:text-properties fo:language="de" fo:country="DE" fo:font-style="normal" officeooo:rsid="01143bfd" style:font-style-asian="normal" style:font-style-complex="normal"/>
    </style:style>
    <style:style style:name="T127" style:family="text">
      <style:text-properties fo:language="de" fo:country="DE" fo:font-style="normal" officeooo:rsid="01157b3f" style:font-style-asian="normal" style:font-style-complex="normal"/>
    </style:style>
    <style:style style:name="T128" style:family="text">
      <style:text-properties fo:language="de" fo:country="DE" fo:font-style="normal" officeooo:rsid="011722ec" style:font-style-asian="normal" style:font-style-complex="normal"/>
    </style:style>
    <style:style style:name="T129" style:family="text">
      <style:text-properties fo:language="de" fo:country="DE" fo:font-style="normal" officeooo:rsid="0117d5db" style:font-style-asian="normal" style:font-style-complex="normal"/>
    </style:style>
    <style:style style:name="T130" style:family="text">
      <style:text-properties fo:language="de" fo:country="DE" fo:font-style="normal" officeooo:rsid="0118af3a" style:font-style-asian="normal" style:font-style-complex="normal"/>
    </style:style>
    <style:style style:name="T131" style:family="text">
      <style:text-properties fo:language="de" fo:country="DE" fo:font-style="normal" officeooo:rsid="01193cff" style:font-style-asian="normal" style:font-style-complex="normal"/>
    </style:style>
    <style:style style:name="T132" style:family="text">
      <style:text-properties fo:language="de" fo:country="DE" fo:font-style="normal" officeooo:rsid="0119c453" style:font-style-asian="normal" style:font-style-complex="normal"/>
    </style:style>
    <style:style style:name="T133" style:family="text">
      <style:text-properties fo:language="de" fo:country="DE" fo:font-style="normal" officeooo:rsid="011b1b0a" style:font-style-asian="normal" style:font-style-complex="normal"/>
    </style:style>
    <style:style style:name="T134" style:family="text">
      <style:text-properties fo:language="de" fo:country="DE" fo:font-style="normal" officeooo:rsid="011b6484" style:font-style-asian="normal" style:font-style-complex="normal"/>
    </style:style>
    <style:style style:name="T135" style:family="text">
      <style:text-properties fo:language="de" fo:country="DE" fo:font-style="normal" officeooo:rsid="011c42ba" style:font-style-asian="normal" style:font-style-complex="normal"/>
    </style:style>
    <style:style style:name="T136" style:family="text">
      <style:text-properties fo:language="de" fo:country="DE" fo:font-style="normal" officeooo:rsid="0124fa3e" style:font-style-asian="normal" style:font-style-complex="normal"/>
    </style:style>
    <style:style style:name="T137" style:family="text">
      <style:text-properties fo:language="de" fo:country="DE" fo:font-style="normal" officeooo:rsid="012e0759" style:font-style-asian="normal" style:font-style-complex="normal"/>
    </style:style>
    <style:style style:name="T138" style:family="text">
      <style:text-properties fo:language="de" fo:country="DE" fo:font-style="normal" officeooo:rsid="012e2ae1" style:font-style-asian="normal" style:font-style-complex="normal"/>
    </style:style>
    <style:style style:name="T139" style:family="text">
      <style:text-properties fo:language="de" fo:country="DE" fo:font-style="normal" officeooo:rsid="012eefa3" style:font-style-asian="normal" style:font-style-complex="normal"/>
    </style:style>
    <style:style style:name="T140" style:family="text">
      <style:text-properties fo:language="de" fo:country="DE" fo:font-style="normal" officeooo:rsid="01304a46" style:font-style-asian="normal" style:font-style-complex="normal"/>
    </style:style>
    <style:style style:name="T141" style:family="text">
      <style:text-properties fo:language="de" fo:country="DE" fo:font-style="normal" officeooo:rsid="0130ceb7" style:font-style-asian="normal" style:font-style-complex="normal"/>
    </style:style>
    <style:style style:name="T142" style:family="text">
      <style:text-properties fo:language="de" fo:country="DE" fo:font-style="normal" officeooo:rsid="0131d4e1" style:font-style-asian="normal" style:font-style-complex="normal"/>
    </style:style>
    <style:style style:name="T143" style:family="text">
      <style:text-properties fo:language="de" fo:country="DE" fo:font-style="normal" officeooo:rsid="0133d3a2" style:font-style-asian="normal" style:font-style-complex="normal"/>
    </style:style>
    <style:style style:name="T144" style:family="text">
      <style:text-properties fo:language="de" fo:country="DE" fo:font-style="normal" officeooo:rsid="01356692" style:font-style-asian="normal" style:font-style-complex="normal"/>
    </style:style>
    <style:style style:name="T145" style:family="text">
      <style:text-properties fo:language="de" fo:country="DE" fo:font-style="normal" officeooo:rsid="01370063" style:font-style-asian="normal" style:font-style-complex="normal"/>
    </style:style>
    <style:style style:name="T146" style:family="text">
      <style:text-properties fo:language="de" fo:country="DE" fo:font-style="normal" officeooo:rsid="013c459c" style:font-style-asian="normal" style:font-style-complex="normal"/>
    </style:style>
    <style:style style:name="T147" style:family="text">
      <style:text-properties fo:language="de" fo:country="DE" fo:font-style="normal" officeooo:rsid="013edeea" style:font-style-asian="normal" style:font-style-complex="normal"/>
    </style:style>
    <style:style style:name="T148" style:family="text">
      <style:text-properties fo:language="de" fo:country="DE" fo:font-style="normal" officeooo:rsid="0142e9c4" style:font-style-asian="normal" style:font-style-complex="normal"/>
    </style:style>
    <style:style style:name="T149" style:family="text">
      <style:text-properties fo:language="de" fo:country="DE" fo:font-style="normal" officeooo:rsid="01449f3c" style:font-style-asian="normal" style:font-style-complex="normal"/>
    </style:style>
    <style:style style:name="T150" style:family="text">
      <style:text-properties fo:language="de" fo:country="DE" fo:font-style="normal" officeooo:rsid="0146621b" style:font-style-asian="normal" style:font-style-complex="normal"/>
    </style:style>
    <style:style style:name="T151" style:family="text">
      <style:text-properties fo:language="de" fo:country="DE" fo:font-style="normal" officeooo:rsid="0146770b" style:font-style-asian="normal" style:font-style-complex="normal"/>
    </style:style>
    <style:style style:name="T152" style:family="text">
      <style:text-properties fo:language="de" fo:country="DE" fo:font-style="normal" officeooo:rsid="0147f164" style:font-style-asian="normal" style:font-style-complex="normal"/>
    </style:style>
    <style:style style:name="T153" style:family="text">
      <style:text-properties fo:language="de" fo:country="DE" fo:font-style="normal" officeooo:rsid="0149b8ed" style:font-style-asian="normal" style:font-style-complex="normal"/>
    </style:style>
    <style:style style:name="T154" style:family="text">
      <style:text-properties fo:language="de" fo:country="DE" fo:font-style="normal" officeooo:rsid="014a3b13" style:font-style-asian="normal" style:font-style-complex="normal"/>
    </style:style>
    <style:style style:name="T155" style:family="text">
      <style:text-properties fo:language="de" fo:country="DE" fo:font-style="normal" officeooo:rsid="014c3d1b" style:font-style-asian="normal" style:font-style-complex="normal"/>
    </style:style>
    <style:style style:name="T156" style:family="text">
      <style:text-properties fo:language="de" fo:country="DE" fo:font-style="normal" officeooo:rsid="014d2f6d" style:font-style-asian="normal" style:font-style-complex="normal"/>
    </style:style>
    <style:style style:name="T157" style:family="text">
      <style:text-properties fo:language="de" fo:country="DE" fo:font-style="normal" officeooo:rsid="014fcc93" style:font-style-asian="normal" style:font-style-complex="normal"/>
    </style:style>
    <style:style style:name="T158" style:family="text">
      <style:text-properties fo:language="de" fo:country="DE" fo:font-style="normal" officeooo:rsid="01514aca" style:font-style-asian="normal" style:font-style-complex="normal"/>
    </style:style>
    <style:style style:name="T159" style:family="text">
      <style:text-properties fo:language="de" fo:country="DE" fo:font-style="normal" officeooo:rsid="0152a8b2" style:font-style-asian="normal" style:font-style-complex="normal"/>
    </style:style>
    <style:style style:name="T160" style:family="text">
      <style:text-properties fo:language="de" fo:country="DE" fo:font-style="normal" officeooo:rsid="0153dfd9" style:font-style-asian="normal" style:font-style-complex="normal"/>
    </style:style>
    <style:style style:name="T161" style:family="text">
      <style:text-properties fo:language="de" fo:country="DE" fo:font-style="normal" officeooo:rsid="0155ca88" style:font-style-asian="normal" style:font-style-complex="normal"/>
    </style:style>
    <style:style style:name="T162" style:family="text">
      <style:text-properties fo:language="de" fo:country="DE" fo:font-style="normal" officeooo:rsid="015746bb" style:font-style-asian="normal" style:font-style-complex="normal"/>
    </style:style>
    <style:style style:name="T163" style:family="text">
      <style:text-properties fo:language="de" fo:country="DE" officeooo:rsid="01143bfd"/>
    </style:style>
    <style:style style:name="T164" style:family="text">
      <style:text-properties fo:language="de" fo:country="DE" officeooo:rsid="0119d4f8"/>
    </style:style>
    <style:style style:name="T165" style:family="text">
      <style:text-properties fo:language="de" fo:country="DE" officeooo:rsid="013084bb"/>
    </style:style>
    <style:style style:name="T166" style:family="text">
      <style:text-properties fo:language="de" fo:country="DE" officeooo:rsid="013969f2"/>
    </style:style>
    <style:style style:name="T167" style:family="text">
      <style:text-properties fo:language="de" fo:country="DE" officeooo:rsid="015806c4"/>
    </style:style>
    <style:style style:name="T168" style:family="text">
      <style:text-properties fo:language="de" fo:country="DE" officeooo:rsid="016665bf"/>
    </style:style>
    <style:style style:name="T169" style:family="text">
      <style:text-properties fo:language="de" fo:country="DE" officeooo:rsid="0175fc28"/>
    </style:style>
    <style:style style:name="T170" style:family="text">
      <style:text-properties fo:language="de" fo:country="DE" officeooo:rsid="01778cc0"/>
    </style:style>
    <style:style style:name="T171" style:family="text">
      <style:text-properties fo:language="de" fo:country="DE" officeooo:rsid="017c4fbb"/>
    </style:style>
    <style:style style:name="T172" style:family="text">
      <style:text-properties fo:language="de" fo:country="DE" officeooo:rsid="017e129c"/>
    </style:style>
    <style:style style:name="T173" style:family="text">
      <style:text-properties fo:language="de" fo:country="DE" officeooo:rsid="017ea59c"/>
    </style:style>
    <style:style style:name="T174" style:family="text">
      <style:text-properties fo:language="de" fo:country="DE" officeooo:rsid="017f7172"/>
    </style:style>
    <style:style style:name="T175" style:family="text">
      <style:text-properties fo:language="de" fo:country="DE" officeooo:rsid="0180208a"/>
    </style:style>
    <style:style style:name="T176" style:family="text">
      <style:text-properties fo:language="de" fo:country="DE" officeooo:rsid="0181da5f"/>
    </style:style>
    <style:style style:name="T177" style:family="text">
      <style:text-properties fo:language="de" fo:country="DE" officeooo:rsid="01835dcb"/>
    </style:style>
    <style:style style:name="T178" style:family="text">
      <style:text-properties fo:language="de" fo:country="DE" officeooo:rsid="0184c971"/>
    </style:style>
    <style:style style:name="T179" style:family="text">
      <style:text-properties officeooo:rsid="009612ac"/>
    </style:style>
    <style:style style:name="T18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2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3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4" style:family="text">
      <style:text-properties officeooo:rsid="00b46ebb"/>
    </style:style>
    <style:style style:name="T185" style:family="text">
      <style:text-properties officeooo:rsid="015b285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15b285c" style:font-style-asian="italic" style:font-style-complex="italic"/>
    </style:style>
    <style:style style:name="T188" style:family="text">
      <style:text-properties fo:font-style="italic" officeooo:rsid="01687153" style:font-style-asian="italic" style:font-style-complex="italic"/>
    </style:style>
    <style:style style:name="T189" style:family="text">
      <style:text-properties fo:font-style="italic" officeooo:rsid="01689835" style:font-style-asian="italic" style:font-style-complex="italic"/>
    </style:style>
    <style:style style:name="T190" style:family="text">
      <style:text-properties fo:font-style="italic" officeooo:rsid="0169b19e" style:font-style-asian="italic" style:font-style-complex="italic"/>
    </style:style>
    <style:style style:name="T191" style:family="text">
      <style:text-properties fo:font-style="italic" officeooo:rsid="016c6ae2" style:font-style-asian="italic" style:font-style-complex="italic"/>
    </style:style>
    <style:style style:name="T192" style:family="text">
      <style:text-properties fo:font-style="italic" officeooo:rsid="016def89" style:font-style-asian="italic" style:font-style-complex="italic"/>
    </style:style>
    <style:style style:name="T193" style:family="text">
      <style:text-properties fo:font-style="italic" officeooo:rsid="016f6784" style:font-style-asian="italic" style:font-style-complex="italic"/>
    </style:style>
    <style:style style:name="T194" style:family="text">
      <style:text-properties fo:font-style="italic" officeooo:rsid="01718c38" style:font-style-asian="italic" style:font-style-complex="italic"/>
    </style:style>
    <style:style style:name="T195" style:family="text">
      <style:text-properties fo:font-style="italic" officeooo:rsid="01706aad" style:font-style-asian="italic" style:font-style-complex="italic"/>
    </style:style>
    <style:style style:name="T196" style:family="text">
      <style:text-properties fo:font-style="italic" officeooo:rsid="01717120" style:font-style-asian="italic" style:font-style-complex="italic"/>
    </style:style>
    <style:style style:name="T197" style:family="text">
      <style:text-properties fo:font-style="italic" officeooo:rsid="0172ec21" style:font-style-asian="italic" style:font-style-complex="italic"/>
    </style:style>
    <style:style style:name="T198" style:family="text">
      <style:text-properties fo:font-style="italic" officeooo:rsid="0175fc28" style:font-style-asian="italic" style:font-style-complex="italic"/>
    </style:style>
    <style:style style:name="T199" style:family="text">
      <style:text-properties officeooo:rsid="01601a9d"/>
    </style:style>
    <style:style style:name="T200" style:family="text">
      <style:text-properties officeooo:rsid="016582f1"/>
    </style:style>
    <style:style style:name="T201" style:family="text">
      <style:text-properties officeooo:rsid="0165a6a7"/>
    </style:style>
    <style:style style:name="T202" style:family="text">
      <style:text-properties fo:font-style="normal" style:font-style-asian="normal" style:font-style-complex="normal"/>
    </style:style>
    <style:style style:name="T203" style:family="text">
      <style:text-properties fo:font-style="normal" officeooo:rsid="0166edbd" style:font-style-asian="normal" style:font-style-complex="normal"/>
    </style:style>
    <style:style style:name="T204" style:family="text">
      <style:text-properties fo:font-style="normal" officeooo:rsid="0167a2a0" style:font-style-asian="normal" style:font-style-complex="normal"/>
    </style:style>
    <style:style style:name="T205" style:family="text">
      <style:text-properties fo:font-style="normal" officeooo:rsid="01689835" style:font-style-asian="normal" style:font-style-complex="normal"/>
    </style:style>
    <style:style style:name="T206" style:family="text">
      <style:text-properties fo:font-style="normal" officeooo:rsid="0169b19e" style:font-style-asian="normal" style:font-style-complex="normal"/>
    </style:style>
    <style:style style:name="T207" style:family="text">
      <style:text-properties fo:font-style="normal" officeooo:rsid="01718c38" style:font-style-asian="normal" style:font-style-complex="normal"/>
    </style:style>
    <style:style style:name="T208" style:family="text">
      <style:text-properties fo:font-style="normal" officeooo:rsid="0172ec21" style:font-style-asian="normal" style:font-style-complex="normal"/>
    </style:style>
    <style:style style:name="T209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TODO</text:h>
      <text:p text:style-name="P32"><text:span text:style-name="T164">T</text:span><text:span text:style-name="T32">ry PyCharm IDE<text:line-break/></text:span><text:span text:style-name="T165">Konzept des HTTP Interceptors?</text:span></text:p>
      <text:h text:style-name="P45" text:outline-level="1">Ziel</text:h>
      <text:p text:style-name="P1">Sprachlehrer-Webseite für mich</text:p>
      <text:h text:style-name="P47" text:outline-level="1">Schritte</text:h>
      <text:p text:style-name="P37"><text:span text:style-name="T167"/></text:p>
      <text:p text:style-name="P35"/>
      <text:p text:style-name="P39"><text:span text:style-name="T167">J</text:span><text:span text:style-name="T32">eder User hat persönliche Vokabel-Liste</text:span></text:p>
      <text:p text:style-name="P38"><text:span text:style-name="T167"/></text:p>
      <text:p text:style-name="P38"><text:span text:style-name="T167">B</text:span><text:span text:style-name="T170">egrüßungsseite mit Name, Vorname<text:line-break/>-</text:span><text:span text:style-name="T172">Wo sehe ich Felder für users? → Login as admin</text:span><text:span text:style-name="T170"><text:line-break/>-</text:span><text:span text:style-name="T171">Erweitere User-Model um Name, Vorname<text:line-break/>- →</text:span><text:span text:style-name="T174"> django.contrib.auth hat bereits first_name etc.<text:line-break/>-</text:span><text:span text:style-name="T177">Wie bekomme ich access auf </text:span><text:span text:style-name="T178">User-Daten in Django?<text:line-break/></text:span></text:p>
      <text:p text:style-name="Text_20_body"><text:span text:style-name="T167">Erstelle Begrüßungsseite, wo </text:span><text:span text:style-name="T169">Botschft vom Server angezeigt wird</text:span><text:span text:style-name="T170"><text:tab/><text:tab/><text:tab/><text:tab/><text:tab/>v</text:span><text:span text:style-name="T167"><text:line-break/>-</text:span><text:span text:style-name="T168">Welcher View verarbeitet welchen request?<text:line-break/></text:span><text:span text:style-name="T32">--Anmeldung mit username, pwd: </text:span><text:a xlink:type="simple" xlink:href="http://localhost:8000/login/" text:style-name="Internet_20_link" text:visited-style-name="Visited_20_Internet_20_Link"><text:span text:style-name="T186">http://localhost:8000/login/</text:span></text:a><text:span text:style-name="T186"><text:line-break/></text:span><text:span text:style-name="T202">--</text:span><text:span text:style-name="T203">Request mit Token? </text:span><text:span text:style-name="T204">Noch nicht im Frontend implemetiert, Adresse: </text:span><text:span text:style-name="T188">token_auth<text:line-break/>-</text:span><text:span text:style-name="T189">Zeige „geheime“ Botschaft vom Server in accounts an, ansonsten „Keine Verbindung möglich“<text:line-break/>-</text:span><text:span text:style-name="T205">/</text:span><text:span text:style-name="T206">accounts sendet request zu </text:span><text:span text:style-name="T190">token_auth<text:line-break/>--Unauthorized→Wird</text:span><text:span text:style-name="T191"> Token mitgesendet? </text:span><text:span text:style-name="T192">Fehlt „Token“ vor C4t454…..? →</text:span><text:span text:style-name="T193"> JA!<text:tab/><text:tab/></text:span><text:span text:style-name="T194">v</text:span><text:span text:style-name="T192"><text:line-break/>---</text:span><text:span text:style-name="T193">Token wird irgendwo wieder zurück gesetzt („Token C4…“ → „C4...“) </text:span><text:span text:style-name="T195">WO?<text:line-break/>---→</text:span><text:span text:style-name="T196">Setze Header einfach jedes Mal vorm Absenden <text:line-break/>--</text:span><text:span text:style-name="T207">Kein „This“-Objekt bei </text:span><text:span text:style-name="T194">account/index.vue</text:span><text:span text:style-name="T198"><text:tab/><text:tab/><text:tab/><text:tab/><text:tab/><text:tab/><text:tab/><text:tab/>v</text:span><text:span text:style-name="T194"><text:line-break/>-- →</text:span><text:span text:style-name="T197"> </text:span><text:span text:style-name="T208">Anscheindend kann </text:span><text:span text:style-name="T197">.then</text:span><text:span text:style-name="T208">-Block </text:span><text:span text:style-name="T197">this </text:span><text:span text:style-name="T208">nicht referenzieren, wenn Request mit axios gesendet (wenn mit $http, dann schon)<text:line-break/></text:span><text:span text:style-name="T209">-- -&gt;</text:span> <text:span text:style-name="T186">beforeMount() {</text:span><text:span text:style-name="T198"> </text:span><text:span text:style-name="T186">let setMessage = this.setMessage</text:span><text:span text:style-name="T198">...</text:span></text:p>
      <text:p text:style-name="P25"/>
      <text:p text:style-name="P27">Links im Header werden ausklappbar, wenn Fenster kleiner<text:tab/><text:tab/><text:tab/><text:tab/><text:tab/><text:span text:style-name="T201">v</text:span><text:line-break/>-<text:span text:style-name="T200">Hide drop-down menu when links visible in header</text:span></text:p>
      <text:p text:style-name="P26"><text:soft-page-break/>Login-Seite nur Verfügbar, wenn man nicht eingeloggt ist<text:tab/><text:tab/><text:tab/><text:tab/><text:tab/><text:tab/><text:span text:style-name="T199">v</text:span><text:line-break/>-<text:span text:style-name="T185">Welche Variable gibt dies an? -&gt;</text:span><text:span text:style-name="T187">isLoggedIn</text:span></text:p>
      <text:p text:style-name="P33"><text:span text:style-name="T89">E</text:span><text:span text:style-name="T32">dit-Funktion ist fehlerhaft (deutsch lässt sich nicht ändern)</text:span><text:span text:style-name="T166"><text:tab/><text:tab/><text:tab/><text:tab/><text:tab/>v</text:span></text:p>
      <text:p text:style-name="P34"><text:span text:style-name="T89">Login-Verarbeitung vom Backend</text:span><text:span text:style-name="T90"> statt Mock<text:line-break/></text:span><text:span text:style-name="T94">-Modul login gelöscht, aber immer noch referenziert</text:span><text:span text:style-name="T95"><text:tab/><text:tab/><text:tab/><text:tab/><text:tab/><text:tab/>v<text:line-break/></text:span><text:span text:style-name="T96">-Create app /auth</text:span><text:span text:style-name="T97"><text:tab/><text:tab/><text:tab/><text:tab/><text:tab/><text:tab/><text:tab/><text:tab/><text:tab/><text:tab/><text:tab/>v<text:line-break/></text:span><text:span text:style-name="T98">-Create view + route for /auth</text:span><text:span text:style-name="T99">'<text:line-break/></text:span><text:span text:style-name="T100">-Login per backend works, what happens if I send a request via frontend?<text:line-break/></text:span><text:span text:style-name="T101">--Set breakpoint in register-method of view, see what happens<text:line-break/></text:span><text:span text:style-name="T102">---Content of POST-Request: username, pwd, csfrmiddlewaretoken<text:line-break/></text:span><text:span text:style-name="T103">---Funktion authenticate gibt user zurück<text:line-break/></text:span><text:span text:style-name="T104">--this.$http existiert nicht</text:span><text:span text:style-name="T105"> --&gt; Use axios<text:tab/><text:tab/><text:tab/><text:tab/><text:tab/><text:tab/><text:tab/><text:tab/>v<text:line-break/></text:span><text:span text:style-name="T106">---Teste POST-request mit JSONPlaceholder</text:span><text:span text:style-name="T107"><text:tab/><text:tab/><text:tab/><text:tab/><text:tab/><text:tab/><text:tab/>v<text:line-break/></text:span><text:span text:style-name="T108">--</text:span><text:span text:style-name="T109">Erstelle neuen View, der einfache Antwort auf POST-request zurückgibt<text:line-break/></text:span><text:span text:style-name="T163"><text:tab/></text:span><text:span text:style-name="T110">---</text:span><text:span text:style-name="T112">Access to XMLHttpRequest at 'http://localhost:8000/auth' from origin 'http://localhost:8080' </text:span><text:span text:style-name="T113"><text:tab/></text:span><text:span text:style-name="T112">has been blocked by CORS policy: Response to preflight request doesn't pass access control </text:span><text:span text:style-name="T113"><text:tab/></text:span><text:span text:style-name="T112">check: Redirect is not allowed for a preflight request.</text:span><text:span text:style-name="T123"><text:line-break/></text:span><text:span text:style-name="T126"><text:tab/></text:span><text:span text:style-name="T123">----Passiert das gleiche auch bei /api/v1/vocabs?</text:span><text:span text:style-name="T124"> JA! Also liegt es am Request!<text:line-break/></text:span><text:span text:style-name="T126"><text:tab/></text:span><text:span text:style-name="T125">---- -&gt; SLASH hat gefehlt!!!</text:span><text:span text:style-name="T126"><text:tab/><text:tab/><text:tab/><text:tab/><text:tab/><text:tab/><text:tab/><text:tab/><text:tab/>v<text:line-break/></text:span><text:span text:style-name="T127"><text:tab/></text:span><text:span text:style-name="T126">---</text:span><text:span text:style-name="T128">Argument "version" fehlt</text:span><text:span text:style-name="T129"><text:tab/><text:tab/><text:tab/><text:tab/><text:tab/><text:tab/><text:tab/><text:tab/><text:tab/>v<text:line-break/>-</text:span><text:span text:style-name="T130">Implementiere Auth Backend<text:line-break/></text:span><text:span text:style-name="T131"> -User-DB: Neues Model erstellen? Oder schon standardmäßig vorhanden?</text:span><text:span text:style-name="T132"> →Tutorial?<text:line-break/></text:span><text:span text:style-name="T133">-What shall view return? (token, user?)<text:line-break/></text:span><text:span text:style-name="T134">-Generated token c2a267ec7fbd19562bfb03754851ac4abedb87b6 for user horst<text:line-break/></text:span><text:span text:style-name="T135">-Send token to Server</text:span><text:span text:style-name="T137"> (Vue)</text:span><text:span text:style-name="T142"><text:tab/><text:tab/><text:tab/><text:tab/><text:tab/><text:tab/><text:tab/><text:tab/><text:tab/><text:tab/>v</text:span><text:span text:style-name="T136"><text:line-break/></text:span><text:span text:style-name="T111">--&gt; axios.defaults.headers.common['Authorization'] = 'Token c2a267ec7fbd19562bfb03754851ac4abedb87b6'</text:span><text:span text:style-name="T138"><text:line-break/></text:span><text:span text:style-name="T139">-</text:span><text:span text:style-name="T140">Login per username/ pwd, </text:span><text:span text:style-name="T139">Token-Generierung bei Login</text:span><text:span text:style-name="T141">:</text:span><text:span text:style-name="T143"><text:tab/><text:tab/><text:tab/><text:tab/><text:tab/><text:tab/>v</text:span><text:span text:style-name="T141"><text:line-break/></text:span><text:span text:style-name="T111">--rest_framework.authtoken.views</text:span><text:span text:style-name="T114">.</text:span><text:span text:style-name="T111">obtain_auth_token</text:span><text:span text:style-name="T114"> </text:span><text:span text:style-name="T141">als view</text:span><text:span text:style-name="T111"> <text:line-break/></text:span><text:span text:style-name="T115">-</text:span><text:span text:style-name="T144">Sende login-Daten aus Login-Seite an Server</text:span><text:span text:style-name="T145"> (username statt email)<text:line-break/></text:span><text:span text:style-name="T146">--</text:span><text:span text:style-name="T147">Was passiert nach absenden? Wie muss request aussehen?<text:line-break/></text:span><text:span text:style-name="T111">--&gt;http post http://127.0.0.1:8000/</text:span><text:span text:style-name="T117">login</text:span><text:span text:style-name="T111">/ username=</text:span><text:span text:style-name="T117">horst</text:span><text:span text:style-name="T111"> password=</text:span><text:span text:style-name="T117">de1nemudder</text:span><text:span text:style-name="T116"> <text:line-break/></text:span><text:span text:style-name="T118">--</text:span><text:span text:style-name="T148">Bad request: </text:span><text:span text:style-name="T149">Warum?</text:span><text:span text:style-name="T150"> -&gt;</text:span><text:span text:style-name="T119">username </text:span><text:span text:style-name="T150">statt </text:span><text:span text:style-name="T119">user<text:line-break/></text:span><text:span text:style-name="T120">-</text:span><text:span text:style-name="T151">Token wird </text:span><text:span text:style-name="T152">empfangen</text:span><text:span text:style-name="T151">, warum erfolgt keine Weiterleitung?</text:span><text:span text:style-name="T160"><text:tab/><text:tab/><text:tab/><text:tab/><text:tab/>v</text:span><text:span text:style-name="T151"><text:line-break/></text:span><text:span text:style-name="T153">--</text:span><text:span text:style-name="T155">Anscheinend ist Login noch nicht richtig verarbeitet, automatische WL zu "login"<text:line-break/></text:span><text:span text:style-name="T156">--WL zu "Vocabs" funktioniert<text:line-break/></text:span><text:span text:style-name="T157">--How to get access to global variables at any point? Debuggin in VS Code?</text:span><text:span text:style-name="T159"><text:tab/><text:tab/><text:tab/></text:span><text:span text:style-name="T157"><text:line-break/></text:span><text:span text:style-name="T158">--&gt;</text:span><text:span text:style-name="T121"> l</text:span><text:span text:style-name="T111">aunch.json: "sourceMaps": true,</text:span><text:span text:style-name="T121"> </text:span><text:span text:style-name="T158">add </text:span><text:span text:style-name="T121">debugger </text:span><text:span text:style-name="T158">to code<text:line-break/></text:span><text:span text:style-name="T159">--resp.token = undefined: Wie referenzieren?<text:line-break/></text:span><text:span text:style-name="T160">-"Wrong password"-message when credentials are wrong<text:line-break/></text:span><text:soft-page-break/><text:span text:style-name="T161">--How to handle reject from store.login?</text:span><text:span text:style-name="T162"> →catch(err)<text:line-break/></text:span><text:span text:style-name="T154">--Gehe zurück zum Commit für Mock-Backend-Login: Was ist anders?</text:span><text:span text:style-name="T145"><text:line-break/></text:span><text:span text:style-name="T138">--Daten für persönliche Begrüßungsseite (Voller Name) von BE an FE<text:line-break/>--Persönliche Begrüßungsseite im FE erstellen</text:span></text:p>
      <text:p text:style-name="P36"/>
      <text:p text:style-name="P31"><text:span text:style-name="T62">Login-Funktion: Anmelden, Begrüßungsseite, Abmelden<text:line-break/></text:span><text:span text:style-name="T64">-Seite /</text:span><text:span text:style-name="T67">account</text:span><text:span text:style-name="T64"> mit Begrüßung (später: Kalender, Buchung, Lernmaterialien etc.)<text:line-break/></text:span><text:span text:style-name="T70">--Loginseite ändern, PWD abfragen</text:span><text:span text:style-name="T71"><text:tab/><text:tab/><text:tab/></text:span><text:span text:style-name="T73"><text:tab/><text:tab/><text:tab/><text:tab/><text:tab/><text:tab/>v</text:span><text:span text:style-name="T71"><text:line-break/></text:span><text:span text:style-name="T72">--Create page /account</text:span><text:span text:style-name="T75"><text:tab/><text:tab/><text:tab/><text:tab/><text:tab/><text:tab/><text:tab/><text:tab/><text:tab/><text:tab/>v</text:span><text:span text:style-name="T72"><text:line-break/></text:span><text:span text:style-name="T75">-Debugging von vueJS in VS Code?</text:span><text:span text:style-name="T71"><text:tab/></text:span><text:span text:style-name="T76"><text:tab/><text:tab/><text:tab/><text:tab/><text:tab/><text:tab/><text:tab/><text:tab/>v</text:span><text:span text:style-name="T71"><text:line-break/></text:span><text:span text:style-name="T76">-Interception von 401-code vom Server: $http - Element fehlt</text:span><text:span text:style-name="T79"><text:tab/><text:tab/><text:tab/><text:tab/><text:tab/>v</text:span><text:span text:style-name="T76"><text:line-break/></text:span><text:span text:style-name="T32">--Vue.prototype.$http</text:span><text:span text:style-name="T77">?</text:span><text:span text:style-name="T78">/ Siehe Kommentare Tutorial</text:span><text:span text:style-name="T86"><text:tab/><text:tab/><text:tab/><text:tab/><text:tab/><text:tab/>v</text:span><text:span text:style-name="T73"><text:tab/></text:span><text:span text:style-name="T64"><text:line-break/></text:span><text:span text:style-name="T69">-</text:span><text:span text:style-name="T74">Set up mock server that delivers token</text:span><text:span text:style-name="T79"> (store/dispatch?)</text:span><text:span text:style-name="T86"><text:tab/><text:tab/><text:tab/><text:tab/><text:tab/><text:tab/>v</text:span><text:span text:style-name="T80"><text:line-break/></text:span><text:span text:style-name="T81">--Wie wird mock API in auth-example gehandhabt?<text:line-break/></text:span><text:span text:style-name="T82">---Referenzierung von APICall:</text:span><text:span text:style-name="T83"> Ohne Axios, dafür direkt per Konstante</text:span><text:span text:style-name="T84"> apiCall(url,..…)</text:span><text:span text:style-name="T85"><text:tab/><text:tab/>v</text:span><text:span text:style-name="T84"><text:line-break/></text:span><text:span text:style-name="T85">-&gt; Import scheint zu funktionieren (Pfad: ./utils/api)<text:line-break/></text:span><text:span text:style-name="T86">-Mock-Server antwortet, durchlaufe login</text:span><text:span text:style-name="T87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8"><text:tab/><text:tab/><text:tab/><text:tab/><text:tab/><text:tab/><text:tab/><text:tab/>V<text:line-break/></text:span><text:span text:style-name="T91">-Don't allow invalid login data</text:span><text:span text:style-name="T92"><text:tab/><text:tab/><text:tab/><text:tab/><text:tab/><text:tab/><text:tab/><text:tab/><text:tab/>v</text:span><text:span text:style-name="T93"> </text:span><text:span text:style-name="T88"><text:line-break/></text:span><text:span text:style-name="T69"><text:line-break/></text:span><text:span text:style-name="T64"><text:line-break/></text:span><text:span text:style-name="T65">-Beispielcode (vue-auth-example):</text:span></text:p>
      <text:list xml:id="list858919926" text:style-name="L1">
        <text:list-item>
          <text:p text:style-name="P40">app.vue:</text:p>
          <text:list>
            <text:list-item>
              <text:p text:style-name="P40">created(): if authenticated then dispatch user request</text:p>
            </text:list-item>
          </text:list>
        </text:list-item>
        <text:list-item>
          <text:p text:style-name="P40">home/index.vue: </text:p>
          <text:list>
            <text:list-item>
              <text:p text:style-name="P41">&lt;template&gt;: If not authenticated, then show introductory message</text:p>
            </text:list-item>
            <text:list-item>
              <text:p text:style-name="P44"><text:span text:style-name="T66">computed.loading():</text:span><text:span text:style-name="T32"> return this.authStatus === 'loading' &amp;&amp; !this.isAuthenticated</text:span></text:p>
            </text:list-item>
          </text:list>
        </text:list-item>
        <text:list-item>
          <text:p text:style-name="P42">login/index.vue:</text:p>
          <text:list>
            <text:list-item>
              <text:p text:style-name="P43"><text:span text:style-name="T68">login(): </text:span><text:span text:style-name="T32">this.$store.dispatch(AUTH_REQUEST, { username, password }).then(() =&gt; {<text:line-break/></text:span>this.$router.push('/')<text:span text:style-name="T184">....</text:span></text:p>
            </text:list-item>
          </text:list>
        </text:list-item>
        <text:list-item>
          <text:p text:style-name="P43"/>
          <text:list>
            <text:list-item>
              <text:p text:style-name="P42"/>
            </text:list-item>
            <text:list-item>
              <text:p text:style-name="P41">--</text:p>
            </text:list-item>
          </text:list>
        </text:list-item>
      </text:list>
      <text:p text:style-name="P24"/>
      <text:p text:style-name="P24"/>
      <text:p text:style-name="P30"><text:span text:style-name="T62">Edit-Funktion für Vokabeln<text:line-break/></text:span><text:span text:style-name="T63">-Add button<text:tab/><text:tab/><text:tab/><text:tab/><text:tab/><text:tab/><text:tab/><text:tab/><text:tab/><text:tab/><text:tab/><text:tab/>v<text:line-break/></text:span><text:soft-page-break/><text:span text:style-name="T63">-Warum findet Update in DB nicht statt?<text:tab/><text:tab/><text:tab/><text:tab/><text:tab/><text:tab/><text:tab/><text:tab/>V</text:span><text:span text:style-name="T33"><text:line-break/></text:span></text:p>
      <text:p text:style-name="Text_20_body"><text:span text:style-name="T33">D</text:span><text:span text:style-name="T60">isplay Vocabs in website</text:span><text:span text:style-name="T35">/ allow to add &amp; remove</text:span><text:span text:style-name="T61"><text:tab/><text:tab/><text:tab/><text:tab/><text:tab/><text:tab/><text:tab/>v</text:span><text:span text:style-name="T60"><text:line-break/></text:span><text:span text:style-name="T35">-Create simple frontend with</text:span><text:span text:style-name="T36"> form + button<text:tab/><text:tab/><text:tab/><text:tab/><text:tab/><text:tab/><text:tab/><text:tab/>v<text:line-break/>-Display vocabs on load</text:span><text:span text:style-name="T39"><text:tab/><text:tab/><text:tab/><text:tab/><text:tab/><text:tab/><text:tab/><text:tab/><text:tab/><text:tab/>v</text:span><text:span text:style-name="T36"><text:line-break/></text:span><text:span text:style-name="T37">--Parse responseData <text:s/>(JSON)</text:span><text:span text:style-name="T38"><text:tab/><text:tab/><text:tab/><text:tab/><text:tab/><text:tab/><text:tab/><text:tab/><text:tab/>v<text:line-break/></text:span><text:span text:style-name="T39">-add new vocabulary</text:span><text:span text:style-name="T40"> (static)<text:tab/><text:tab/><text:tab/><text:tab/><text:tab/><text:tab/><text:tab/><text:tab/><text:tab/><text:tab/>v</text:span><text:span text:style-name="T39"><text:line-break/></text:span><text:span text:style-name="T40">-Add vocab from POST request</text:span><text:span text:style-name="T42"><text:tab/><text:tab/><text:tab/><text:tab/><text:tab/><text:tab/><text:tab/><text:tab/><text:tab/>v</text:span><text:span text:style-name="T40"><text:line-break/>--How to parse POST request?<text:line-break/></text:span><text:span text:style-name="T41">-</text:span><text:span text:style-name="T42">-</text:span><text:span text:style-name="T41">→request.data['german']<text:line-break/></text:span><text:span text:style-name="T42">-Automatically update vocab list after insertion</text:span><text:span text:style-name="T45"><text:tab/><text:tab/><text:tab/><text:tab/><text:tab/><text:tab/><text:tab/>v</text:span><text:span text:style-name="T42"><text:line-break/></text:span><text:span text:style-name="T43">--</text:span><text:span text:style-name="T44">Just send another get-request (after post-request with vocab)<text:line-break/></text:span><text:span text:style-name="T47">--make sure each key is unique</text:span><text:span text:style-name="T48"><text:tab/><text:tab/><text:tab/><text:tab/><text:tab/><text:tab/><text:tab/><text:tab/><text:tab/>v</text:span><text:span text:style-name="T47"><text:line-break/></text:span><text:span text:style-name="T48">--Add message field below button "Vocabulary already exists"<text:line-break/></text:span><text:span text:style-name="T49">---Warum wird v-alert nicht korrekt angezeigt?</text:span><text:span text:style-name="T52"><text:tab/><text:tab/><text:tab/><text:tab/><text:tab/><text:tab/><text:tab/>v</text:span><text:span text:style-name="T49"><text:line-break/></text:span><text:span text:style-name="T50">---&gt; Benutze Vuetify-Template (wrap</text:span><text:span text:style-name="T51"> Application</text:span><text:span text:style-name="T50"> in v-app und v-content)<text:line-break/></text:span><text:span text:style-name="T53">-Prevent empty submit</text:span><text:span text:style-name="T54"> (on client &amp; server)<text:tab/></text:span><text:span text:style-name="T55"><text:tab/><text:tab/><text:tab/><text:tab/><text:tab/><text:tab/><text:tab/>v</text:span><text:span text:style-name="T53"><text:line-break/>-Auto-clear form after submit</text:span><text:span text:style-name="T55"><text:tab/><text:tab/><text:tab/><text:tab/><text:tab/><text:tab/><text:tab/><text:tab/><text:tab/>v</text:span><text:span text:style-name="T44"><text:line-break/></text:span><text:span text:style-name="T46">-Delete vocab<text:line-break/></text:span><text:span text:style-name="T56">--Select all-Checkbo</text:span><text:span text:style-name="T57">x: Wie wähle ich Checkboxes per Funktion aus?<text:line-break/></text:span><text:span text:style-name="T58">→</text:span><text:span text:style-name="T59">List "selected" mit keys (German vocab)/ <text:line-break/>→</text:span><text:span text:style-name="T180">input</text:span><text:span text:style-name="T181"> </text:span><text:span text:style-name="T182">type</text:span><text:span text:style-name="T181">=</text:span><text:span text:style-name="T183">"checkbox"</text:span><text:span text:style-name="T181"> </text:span><text:span text:style-name="T182">:value</text:span><text:span text:style-name="T181">="</text:span><text:span text:style-name="T182">vocab</text:span><text:span text:style-name="T181">.</text:span><text:span text:style-name="T182">german</text:span><text:span text:style-name="T181">" </text:span><text:span text:style-name="T182">v-model</text:span><text:span text:style-name="T181">="</text:span><text:span text:style-name="T182">selected</text:span><text:span text:style-name="T181">"<text:line-break/></text:span><text:span text:style-name="T179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9"><text:span text:style-name="T33">Create simple Django Backend that sends back some data<text:line-break/></text:span><text:span text:style-name="T34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</text:span><text:soft-page-break/><text:span text:style-name="T34"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8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soft-pag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25T22:45:34.662000000</dc:date>
    <meta:editing-duration>P37DT57M45S</meta:editing-duration>
    <meta:editing-cycles>337</meta:editing-cycles>
    <meta:document-statistic meta:table-count="0" meta:image-count="0" meta:object-count="0" meta:page-count="7" meta:paragraph-count="49" meta:word-count="1304" meta:character-count="9826" meta:non-whitespace-character-count="8011"/>
  </office:meta>
</office:document-meta>
</file>